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38df72" officeooo:paragraph-rsid="0038df72" style:font-size-asian="21pt" style:font-size-complex="24pt"/>
    </style:style>
    <style:style style:name="P9"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10" style:family="paragraph" style:parent-style-name="Standard">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3" style:family="paragraph" style:parent-style-name="Standard">
      <style:paragraph-properties fo:margin-top="0in" fo:margin-bottom="0.25in" style:contextual-spacing="false" fo:text-align="center" style:justify-single-word="false"/>
      <style:text-properties fo:font-size="12pt" style:text-underline-style="none" officeooo:rsid="0038df72" officeooo:paragraph-rsid="0038df72"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3c5338"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2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2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e6d56" officeooo:paragraph-rsid="002e6d56" style:font-size-asian="10.5pt" style:font-style-asian="normal" style:font-size-complex="12pt" style:font-style-complex="normal"/>
    </style:style>
    <style:style style:name="P3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8df72" style:font-size-asian="10.5pt" style:font-style-asian="normal" style:font-size-complex="12pt" style:font-style-complex="normal"/>
    </style:style>
    <style:style style:name="P3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b834d" officeooo:paragraph-rsid="003b834d" style:font-size-asian="10.5pt" style:font-style-asian="normal" style:font-size-complex="12pt" style:font-style-complex="normal"/>
    </style:style>
    <style:style style:name="P32"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33"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34"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35"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36"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37"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38"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39"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40"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41"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42"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43"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44"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3132d5" style:font-size-asian="10.5pt" style:font-style-asian="normal" style:font-size-complex="12pt" style:font-style-complex="normal"/>
    </style:style>
    <style:style style:name="P45"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46" style:family="paragraph" style:parent-style-name="Standard" style:list-style-name="L6">
      <style:paragraph-properties fo:margin-top="0in" fo:margin-bottom="0.1201in" style:contextual-spacing="false" fo:text-align="start" style:justify-single-word="false"/>
      <style:text-properties fo:font-size="12pt" fo:font-style="normal" style:text-underline-style="none" officeooo:rsid="001fc755" officeooo:paragraph-rsid="0038df72" style:font-size-asian="10.5pt" style:font-style-asian="normal" style:font-size-complex="12pt" style:font-style-complex="normal"/>
    </style:style>
    <style:style style:name="P47" style:family="paragraph" style:parent-style-name="Standard" style:list-style-name="L6">
      <style:paragraph-properties fo:margin-top="0in" fo:margin-bottom="0.1201in" style:contextual-spacing="false" fo:text-align="start" style:justify-single-word="false"/>
      <style:text-properties fo:font-size="12pt" fo:font-style="normal" style:text-underline-style="none" officeooo:rsid="001fc755" officeooo:paragraph-rsid="003e2523" style:font-size-asian="10.5pt" style:font-style-asian="normal" style:font-size-complex="12pt" style:font-style-complex="normal"/>
    </style:style>
    <style:style style:name="P48" style:family="paragraph" style:parent-style-name="Standard">
      <style:paragraph-properties fo:margin-top="0in" fo:margin-bottom="0.1201in" style:contextual-spacing="false" fo:text-align="start" style:justify-single-word="false"/>
      <style:text-properties fo:font-size="12pt" fo:font-style="normal" style:text-underline-style="none" officeooo:rsid="001fc755" officeooo:paragraph-rsid="003e2523" style:font-size-asian="10.5pt" style:font-style-asian="normal" style:font-size-complex="12pt" style:font-style-complex="normal"/>
    </style:style>
    <style:style style:name="P49"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50"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51"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52" style:family="paragraph" style:parent-style-name="Standard" style:list-style-name="L7">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3f1ca0" style:font-size-asian="10.5pt" style:font-style-asian="normal" style:font-size-complex="12pt" style:font-style-complex="normal"/>
    </style:style>
    <style:style style:name="P53"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5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f1ca0" style:font-size-asian="10.5pt" style:font-style-asian="normal" style:font-size-complex="12pt" style:font-style-complex="normal"/>
    </style:style>
    <style:style style:name="P5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38df72" officeooo:paragraph-rsid="003f1ca0" style:font-size-asian="21pt" style:font-size-complex="24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fo:font-style="normal" officeooo:rsid="0035c0f5" style:font-style-asian="normal" style:font-style-complex="normal"/>
    </style:style>
    <style:style style:name="T8" style:family="text">
      <style:text-properties fo:font-style="normal" officeooo:rsid="003c5338" style:font-style-asian="normal" style:font-style-complex="normal"/>
    </style:style>
    <style:style style:name="T9" style:family="text">
      <style:text-properties officeooo:rsid="00136e7e"/>
    </style:style>
    <style:style style:name="T10" style:family="text">
      <style:text-properties officeooo:rsid="001611e9"/>
    </style:style>
    <style:style style:name="T11" style:family="text">
      <style:text-properties officeooo:rsid="0016441d"/>
    </style:style>
    <style:style style:name="T12" style:family="text">
      <style:text-properties officeooo:rsid="00187420"/>
    </style:style>
    <style:style style:name="T13" style:family="text">
      <style:text-properties officeooo:rsid="001a0fb9"/>
    </style:style>
    <style:style style:name="T14" style:family="text">
      <style:text-properties officeooo:rsid="001bd136"/>
    </style:style>
    <style:style style:name="T15" style:family="text">
      <style:text-properties officeooo:rsid="001ce004"/>
    </style:style>
    <style:style style:name="T16" style:family="text">
      <style:text-properties officeooo:rsid="001d2b8f"/>
    </style:style>
    <style:style style:name="T17" style:family="text">
      <style:text-properties officeooo:rsid="001f700c"/>
    </style:style>
    <style:style style:name="T18" style:family="text">
      <style:text-properties officeooo:rsid="0023953d"/>
    </style:style>
    <style:style style:name="T19" style:family="text">
      <style:text-properties officeooo:rsid="0025b739"/>
    </style:style>
    <style:style style:name="T20" style:family="text">
      <style:text-properties officeooo:rsid="0027ea5e"/>
    </style:style>
    <style:style style:name="T21" style:family="text">
      <style:text-properties officeooo:rsid="00299a1a"/>
    </style:style>
    <style:style style:name="T22" style:family="text">
      <style:text-properties officeooo:rsid="002ab0a9"/>
    </style:style>
    <style:style style:name="T23" style:family="text">
      <style:text-properties officeooo:rsid="002d5a35"/>
    </style:style>
    <style:style style:name="T24" style:family="text">
      <style:text-properties officeooo:rsid="002f1c27"/>
    </style:style>
    <style:style style:name="T25" style:family="text">
      <style:text-properties officeooo:rsid="003132d5"/>
    </style:style>
    <style:style style:name="T26" style:family="text">
      <style:text-properties officeooo:rsid="00324bc1"/>
    </style:style>
    <style:style style:name="T27" style:family="text">
      <style:text-properties officeooo:rsid="0035c0f5"/>
    </style:style>
    <style:style style:name="T28" style:family="text">
      <style:text-properties style:text-position="super 58%"/>
    </style:style>
    <style:style style:name="T29" style:family="text">
      <style:text-properties officeooo:rsid="0037e2d5"/>
    </style:style>
    <style:style style:name="T30" style:family="text">
      <style:text-properties officeooo:rsid="003a1c5f"/>
    </style:style>
    <style:style style:name="T31" style:family="text">
      <style:text-properties officeooo:rsid="003b834d"/>
    </style:style>
    <style:style style:name="T32" style:family="text">
      <style:text-properties officeooo:rsid="003c5338"/>
    </style:style>
    <style:style style:name="T33" style:family="text">
      <style:text-properties officeooo:rsid="00501108"/>
    </style:style>
    <style:style style:name="T34" style:family="text">
      <style:text-properties officeooo:rsid="003e2523"/>
    </style:style>
    <style:style style:name="T35" style:family="text">
      <style:text-properties style:text-line-through-style="solid" style:text-line-through-type="single" officeooo:rsid="0037e2d5"/>
    </style:style>
    <style:style style:name="T36" style:family="text">
      <style:text-properties style:text-line-through-style="solid" style:text-line-through-type="single" officeooo:rsid="00501108"/>
    </style:style>
    <style:style style:name="T37" style:family="text">
      <style:text-properties fo:font-weight="bold" officeooo:rsid="0037e2d5" style:font-weight-asian="bold" style:font-weight-complex="bold"/>
    </style:style>
    <style:style style:name="T38" style:family="text">
      <style:text-properties fo:font-weight="bold" officeooo:rsid="00501108" style:font-weight-asian="bold" style:font-weight-complex="bold"/>
    </style:style>
    <style:style style:name="T39" style:family="text">
      <style:text-properties officeooo:rsid="003f1ca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13">2<text:span text:style-name="T28">nd</text:span> Edition</text:p>
      <text:p text:style-name="P37">Introduction</text:p>
      <text:p text:style-name="P11">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4">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4">This document, on the other hand, serves to explain the rules of the game.</text:p>
      <text:p text:style-name="P32">Setup</text:p>
      <text:p text:style-name="P22">Keeper of the Cards <text:span text:style-name="T16">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3">Each player starts with their shuffled deck, a hand of 5 cards, and 10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11"><text:span text:style-name="T2">There are two types of cards in Keeper of the Cards: creatures, and spells. </text:span><text:span text:style-name="T3">Below are some examples of both:</text:span></text:p>
      <text:p text:style-name="P11"><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11"/>
      <text:p text:style-name="P11"/>
      <text:p text:style-name="P11"/>
      <text:p text:style-name="P11"/>
      <text:p text:style-name="P11"/>
      <text:p text:style-name="P11"/>
      <text:p text:style-name="P11"/>
      <text:p text:style-name="P11"/>
      <text:p text:style-name="P15">The card on the left is a creature, and the card on the right is a spell. As you can see, they are both very similar; the only real difference is that spells have a pair of triangles instead of the additional elements found on a creature.</text:p>
      <text:p text:style-name="P15">The elements marked on “Cybernetic Psychic” are:</text:p>
      <text:list xml:id="list7187524241782159583" text:style-name="L1">
        <text:list-item>
          <text:p text:style-name="P38">The name of the card. This is purely cosmetic and has no effect on the game.</text:p>
        </text:list-item>
        <text:list-item>
          <text:p text:style-name="P39">The card image. This is purely cosmetic and has no effect on the game.</text:p>
        </text:list-item>
        <text:list-item>
          <text:p text:style-name="P39">The ability text of the card.</text:p>
        </text:list-item>
        <text:list-item>
          <text:p text:style-name="P39">The resource cost of the card.</text:p>
        </text:list-item>
        <text:list-item>
          <text:p text:style-name="P39">The flavor text of the card. This is purely cosmetic and has no effect on the game.</text:p>
        </text:list-item>
        <text:list-item>
          <text:p text:style-name="P39">The offensive power (“offense”) of the card.</text:p>
        </text:list-item>
        <text:list-item>
          <text:p text:style-name="P39">The defensive power (“defense”) of the card.</text:p>
        </text:list-item>
      </text:list>
      <text:p text:style-name="P9"/>
      <text:p text:style-name="P3">Deck Building Considerations</text:p>
      <text:p text:style-name="P12"><text:span text:style-name="T2">A deck in Keeper of the Cards must have </text:span><text:span text:style-name="T4">exactly </text:span><text:span text:style-name="T7">5</text:span><text:span text:style-name="T4">0 cards. All cards must </text:span><text:span text:style-name="T6">look the same from the back; this can be achieved by using sleeves if necessary.</text:span></text:p>
      <text:p text:style-name="P24">Other than that, there are no restrictions on what legal cards you can put in your deck. In particular, there is no restriction on how many copies of a given card you may have in your deck; if you like, you can populate your deck with <text:span text:style-name="T27">5</text:span>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35">T<text:span text:style-name="T9">he Field</text:span></text:p>
      <text:p text:style-name="P16">Each player's field contains the following zones:</text:p>
      <text:list xml:id="list3238219195719904888" text:style-name="L2">
        <text:list-item>
          <text:p text:style-name="P49"><text:span text:style-name="T2">Deck: Contains your deck. The deck's contents are not revealed to anyone, and it is shuffled </text:span><text:span text:style-name="T5">before</text:span><text:span text:style-name="T2"> the start of the game.</text:span></text:p>
        </text:list-item>
        <text:list-item>
          <text:p text:style-name="P40">Graveyard: Typically to the right of your Deck. Any card which is destroyed or sacrificed is sent here, face-down. The contents of the graveyard are not public knowledge, but its owner may look through it at any time.</text:p>
        </text:list-item>
        <text:list-item>
          <text:p text:style-name="P40">Creature Zone: Typically above your Trap Zone. Contains your “in play” creatures. The contents of this zone are public knowledge.</text:p>
        </text:list-item>
        <text:list-item>
          <text:p text:style-name="P40">Trap Zone: Typically to the left of your Deck. Contains your “in play” spells (a.k.a. “traps”). The contents of this zone are not public knowledge, but its owner may look at the cards within at any time.</text:p>
        </text:list-item>
        <text:list-item>
          <text:p text:style-name="P49"><text:span text:style-name="T2">Resource Zone: Typically below your your Trap Zone. Contains your resources. The contents of this zone are not public knowledge, but its own</text:span><text:span text:style-name="T5">er may look at the cards within at any time.</text:span></text:p>
        </text:list-item>
        <text:list-item>
          <text:p text:style-name="P50"><text:span text:style-name="T5">H</text:span><text:span text:style-name="T2">and: The cards you currently have available to play, held in your hand. The contents of a hand are not public knowledge, but its owner may look at the cards within at any time.</text:span></text:p>
        </text:list-item>
      </text:list>
      <text:p text:style-name="P4">Turn Order</text:p>
      <text:p text:style-name="P17">Each turn in Keeper of the Cards consists of the following phases:</text:p>
      <text:list xml:id="list2126768546857661713" text:style-name="L3">
        <text:list-item>
          <text:p text:style-name="P51"><text:span text:style-name="T2">Resource Phase: </text:span><text:span text:style-name="T5">Place up to two cards from your hand, face-down, onto the Resource Zone, </text:span><text:span text:style-name="T8">oriented vertically (unexhausted)</text:span><text:span text:style-name="T5">. Then draw a number of cards equal to two minus the number of cards you placed into the Resource Zone.</text:span></text:p>
        </text:list-item>
        <text:list-item>
          <text:p text:style-name="P41">Action Phase: You may play any cards from your hand that you are able to, and you may also activate in-play creature abilities and in-play traps with no activation condition.</text:p>
        </text:list-item>
        <text:list-item>
          <text:p text:style-name="P41">Battle Phase: You may do battle with your unexhausted creatures.</text:p>
        </text:list-item>
        <text:list-item>
          <text:p text:style-name="P41">Recovery Phase: Unexhaust all cards (on every player's field) and restore the offense and defense of all creatures to the numbers printed on the respective cards.</text:p>
        </text:list-item>
      </text:list>
      <text:p text:style-name="P33">Resources <text:span text:style-name="T10">and Exhaustion</text:span></text:p>
      <text:p text:style-name="P19">Resources are used to summon creatures and cast spells. A resource can be any card. Resources are placed into the Resource Zone <text:span text:style-name="T32">unexhausted</text:span> during the Resource Phase <text:span text:style-name="T32">(as explained above)</text:span>. When you place a resource into the Resource Zone, it is always played face-down, as its identity is not public knowledge.</text:p>
      <text:p text:style-name="P19">To pay a resource cost is to exhaust a number of unexhausted resources. For example, to pay a resource cost of 3, exhaust three of your currently unexhausted resources by turning them sideways.</text:p>
      <text:p text:style-name="P18">“Exhausted”, for any card, means that the card cannot currently be used, and is marked by turning the card sideways. To unexhaust a card, return it to an upright orientation. This is done only during the Recovery Phase.</text:p>
      <text:p text:style-name="P5">Creatures, Abilities, and Battles</text:p>
      <text:p text:style-name="P20">Creatures are used to do battle, but may also have special abilities.</text:p>
      <text:p text:style-name="P20">To summon a creature, pay a number of resources equal to the card's resource cost, and then place it, exhausted, into the Creature Zone.</text:p>
      <text:p text:style-name="P31">Some creatures have “caveats”, special rules which apply to them. Caveats are always on the first line of the ability text and include the term “this creature” somewhere in the text. Caveats may include such things as extra costs for summoning the creature, costs for attacking or defending, and restrictions on what the creature can do.</text:p>
      <text:p text:style-name="P20">A creature's abilities are indicated in the <text:span text:style-name="T17">ability</text:span> text <text:span text:style-name="T31">(after the caveat, if any)</text:span>, one paragraph for each ability. You can activate an ability of an unexhausted creature by exhausting it.</text:p>
      <text:p text:style-name="P20">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21">Some activation conditions may cause abilities to activate <text:span text:style-name="T13">while the card is not in play. Therefore, if any creature or spell has its ability activated when it is not in play and was not in play immediately prior to the action responsible for fulfilling the condition, the card's resource cost is paid before the effect activates. This, again, also applies to spells.</text:span></text:p>
      <text:p text:style-name="P22">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text:span text:style-name="T22">If you activate an ability you are unable to fully pay the activation cost for, the effect of the ability disappears.</text:span>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20">To battle, <text:span text:style-name="T11">the attacking player</text:span> exhaust<text:span text:style-name="T11">s</text:span> any number of unexhausted creatures, <text:span text:style-name="T11">which become the attacking team,</text:span> and declare<text:span text:style-name="T12">s</text:span> one target: a player, or a creature. The target player, or the owner of the target creature, may then exhaust any number of their own unexhausted creatures <text:span text:style-name="T11">(which may or may not include the target itself)</text:span>, <text:span text:style-name="T11">which become the defending team</text:span>. <text:span text:style-name="T20">After the attacking team and the defending team are selected, all other players have an opportunity to respond to the attack (see “Chains” below).</text:span> <text:span text:style-name="T11">Then the attacking player rolls a number of six-sided dice equal to the total offense of the attacking team, and the defending player rolls a number of six-sided dice equal to the total offense of the defending team. Each player must then take each of the opposing team's dice, one at a time (in any order), and inflict the result as damage to any one creature in their respective team until either all dice are used or all creatures in their respective team are destroyed. Then, if the target and any of the attacking team's dice remain, inflict the total result of the remaining dice to the target. All damage is considered to be inflicted simultaneously.</text:span></text:p>
      <text:p text:style-name="P28"><text:soft-page-break/>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29">As an example, consider an attacking team with t<text:span text:style-name="T24">hree</text:span> creatures that each have 2 offense and <text:span text:style-name="T24">5</text:span> defense, targeting a player, who then chooses to defend with <text:span text:style-name="T24">two</text:span> creatures that each have 1 offense and <text:span text:style-name="T24">10</text:span> defense. The attacking player rolls <text:span text:style-name="T24">six</text:span> dice, and the defending player rolls t<text:span text:style-name="T24">wo</text:span> dice. Suppose the attacking player rolls <text:span text:style-name="T24">the following numbers: 1, 6, 5, 5, 3, 6; </text:span>while the defending player roll<text:span text:style-name="T24">s the following numbers: 6, 2. The attacking player chooses to apply the 2 to one creature, reducing its defense to 3, and then apply the 6 to that same creature, reducing its defense to 0 and destroying it. The defending player chooses to apply a 6 and the 3 to one creature, reducing its defense to 1, then apply a 5 and the 3 to the other creature, reducing its defense to 2. They then apply the remaining 6 to one creature, destroying it, and apply the remaining 5 to the other creature, also destroying it. Since all of the defending team's creatures have been destroyed and one die is left over, the remaining die (a 1) is applied as damage to the target (in this case, the defending player).</text:span></text:p>
      <text:p text:style-name="P25">During your battle phase, you may initiate as many battles as you want to as long as you have unexhausted creatures remaining.</text:p>
      <text:p text:style-name="P34">Casting Spells and Setting Traps</text:p>
      <text:p text:style-name="P21"><text:span text:style-name="T17">Spells are cards that only have a single ability (like creatures, shown in the card's ability text). Spells</text:span> can be used in two ways: they can be cast during your action phase, and they can be set as traps for use later.</text:p>
      <text:p text:style-name="P21">To cast a spell, pay a number of resources equal to the card's resource cost, reveal the spell to all other players, follow the instructions on the card immediately, <text:span text:style-name="T14">and send the spell to the graveyard</text:span>. Only a spell with no activation condition can be cast in this way; any spell with an activation condition must first be set as a trap before it can be activated. <text:span text:style-name="T14">Note: a spell cast this way is not considered to be “in play”.</text:span></text:p>
      <text:p text:style-name="P21">Traps function the same way as spells, but there are two key differences. Firstly, a spell with an activation condition may only be activated as a trap. Secondly, the resource cost of a trap is not paid at the same time the trap is activated.</text:p>
      <text:p text:style-name="P21">To set a trap, pay a number of resources equal to the card's resource cost, then place the card into the Trap Zone, face-down and exhausted. Note: the identity of the card is not public knowledge.</text:p>
      <text:p text:style-name="P21">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5">Note: once activated, a trap is no longer considered to be “in play”.</text:span></text:p>
      <text:p text:style-name="P6">Chains</text:p>
      <text:p text:style-name="P22">Some abilities are activated in response to other actions. In such a case, it is important to understand what chains are and how they work.</text:p>
      <text:p text:style-name="P22">Every time a card is played, an attack is initiated, a creature ability is activated, or a trap is activated <text:span text:style-name="T19">(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8">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6">Each chain link can only have one ability activated in response to it. If multiple players wish to respond to the current chain link, then the player who most recently completed their turn is given priority. You may not respond to your own chain links.</text:p>
      <text:p text:style-name="P22">Note that once a chain is completed, it must be resolved before any additional action is taken by any player. This rule is to prevent potential confusion that can arise if the resolution of a chain has to be paused mid-way.</text:p>
      <text:p text:style-name="P22">All links in a chain are considered to have happened at the same time. This means, in particular, that after a chain finishes resolving, you may activate “when” effects that are triggered by chain links other than the first one.</text:p>
      <text:p text:style-name="P22">One important term when it comes to chains is the term “negate”. To “negate” something means to make it so that it never happens. If something is negated, any relevant costs are still paid (including the exhaustion required for creature attacks and abilities).</text:p>
      <text:p text:style-name="P36">Winning <text:span text:style-name="T16">and Losing</text:span></text:p>
      <text:p text:style-name="P23">Any given player can lose in three ways:</text:p>
      <text:list xml:id="list22392788405226605" text:style-name="L4">
        <text:list-item>
          <text:p text:style-name="P42">by having their hitpoints reduced to 0;</text:p>
        </text:list-item>
        <text:list-item>
          <text:p text:style-name="P42">by having an empty deck; or</text:p>
        </text:list-item>
        <text:list-item>
          <text:p text:style-name="P53">by voluntarily forfeiting.</text:p>
        </text:list-item>
      </text:list>
      <text:p text:style-name="P23">Any player who loses is out of the game and can no longer affect the game in any way. When only one player remains in the game, that player is declared the winner.</text:p>
      <text:p text:style-name="P7">Ability Clarifications/Rulings</text:p>
      <text:p text:style-name="P27">This section serves to clarify some things regarding ability texts. It is listed alphabetically based on the text portion at hand.</text:p>
      <text:list xml:id="list4537274349828215328" text:style-name="L5">
        <text:list-item>
          <text:p text:style-name="P43">“<text:span text:style-name="T21">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44">“<text:span text:style-name="T25">Different player of your choice”: This refers not to opponents, but to players other than the current controller of the card(s) in question. For example, if the effect is talking about a creature controlled by an opponent, the “different player” can be you, but it cannot be the opponent who currently controls the creature.</text:span></text:p>
        </text:list-item>
        <text:list-item>
          <text:p text:style-name="P44">“<text:span text:style-name="T25">Each”: When the term “each” is used to refer to targets, it means that each target is affected separately, i.e. any decision required by the effect is made for each card separately.</text:span></text:p>
        </text:list-item>
        <text:list-item>
          <text:p text:style-name="P44">“<text:span text:style-name="T26">Offense counter”, “defense counter”: Special, named counters can be removed at any time to cause some effect stated by the card text. These counters can be removed literally at any time, that is to say, during any phase of any player's turn, and even during resolution of a chain, triggering the stated effect. Removing such counters for this reason does not require exhausting the creature and does not start a chain.</text:span></text:p>
        </text:list-item>
        <text:list-item>
          <text:p text:style-name="P45">“One player”: For texts that say “one player”, you select the player. It can be any player, including yourself.</text:p>
        </text:list-item>
        <text:list-item>
          <text:p text:style-name="P45">“Reveal”: To “reveal” a card is to show it to all players, including yourself.</text:p>
        </text:list-item>
        <text:list-item>
          <text:p text:style-name="P45">“Sacrifice”: You can only “sacrifice” cards that you control. A sacrificed card is not “destroyed”. <text:span text:style-name="T30">No card is permitted to “sacrifice” itself under any conditions, which also means that an opponent may not select the activated card when choosing a card for you to sacrifice.</text:span></text:p>
        </text:list-item>
        <text:list-item>
          <text:p text:style-name="P45">“Selected by an opponent”: When a variable number of targets are selected by an opponent, you choose the number; the opponent must choose that number of cards for you to target. For example, an opponent cannot choose to target zero cards. <text:span text:style-name="T23">However, note that the opponent does not have to choose targets that make sense for the effect. For example, if the effect inflicts damage to targets, the opponent may wish to choose traps that are in play, since traps cannot be damaged, and creatures on your field, since that may force you to inflict damage to your own creatures.</text:span></text:p>
        </text:list-item>
      </text:list>
      <text:p text:style-name="P10"/>
      <text:p text:style-name="P8">Revised Ability Text</text:p>
      <text:p text:style-name="P30">This section lists old ability text portions which have been revised. The revision is indicated as the old text, then an arrow pointing to the right, and then the new text. <text:span text:style-name="T34">Redacted text is crossed out in the old text, and added text is bold in the new text.</text:span> If you see any of these old text portions in a card, you must use the card in the way indicated by the new text, if applicable. These are listed in alphabetical order. <text:span text:style-name="T39">Note: [x], [y], and [z] are replaced with numbers in cards.</text:span></text:p>
      <text:list xml:id="list8844882852410484278" text:style-name="L6">
        <text:list-item>
          <text:p text:style-name="P46">“<text:bookmark-start text:name="__DdeLink__384_973168994"/><text:span text:style-name="T29">Exhaust [x] of your unexhausted </text:span><text:span text:style-name="T35">cards</text:span><text:span text:style-name="T29"> in play.</text:span><text:bookmark-end text:name="__DdeLink__384_973168994"/><text:span text:style-name="T29">” → </text:span>“<text:bookmark-start text:name="__DdeLink__384_9731689941"/><text:span text:style-name="T29">Exhaust [x] of your unexhausted </text:span><text:span text:style-name="T37">creatures</text:span><text:span text:style-name="T29"> in play.</text:span><text:bookmark-end text:name="__DdeLink__384_9731689941"/><text:span text:style-name="T29">”</text:span></text:p>
        </text:list-item>
        <text:list-item>
          <text:p text:style-name="P47">“<text:bookmark-start text:name="__DdeLink__378_973168994"/><text:span text:style-name="T33">Exhaust [x] of your unexhausted </text:span><text:span text:style-name="T36">cards</text:span><text:span text:style-name="T33"> in play chosen by an opponent of your choice.</text:span><text:bookmark-end text:name="__DdeLink__378_973168994"/><text:span text:style-name="T33">” → </text:span>“<text:bookmark-start text:name="__DdeLink__378_9731689941"/><text:span text:style-name="T33">Exhaust [x] of your unexhausted </text:span><text:span text:style-name="T38">creatures</text:span><text:span text:style-name="T33"> in play chosen by an opponent of your choice.</text:span><text:bookmark-end text:name="__DdeLink__378_9731689941"/><text:span text:style-name="T33">”</text:span></text:p>
        </text:list-item>
      </text:list>
      <text:p text:style-name="P48"/>
      <text:p text:style-name="P55">Re<text:span text:style-name="T39">dacted</text:span> Ability Text <text:span text:style-name="T39">(Banned Cards)</text:span></text:p>
      <text:p text:style-name="P54">This section lists <text:span text:style-name="T39">ability texts which have been redacted. This is generally because the text results in cards that are too powerful or create a bad game experience. Any card with any of these texts is considered to be banned, i.e. may not be used in a game. Note: [x], [y], and [z] are replaced with numbers in cards.</text:span></text:p>
      <text:list xml:id="list8783787825327875125" text:style-name="L7">
        <text:list-item>
          <text:p text:style-name="P52">“<text:bookmark-start text:name="__DdeLink__395_722314610"/>Inflict [x] damage to any one player.<text:bookmark-end text:name="__DdeLink__395_7223146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17T00:50:39.343163727</dc:date>
    <dc:creator>Julie </dc:creator>
    <meta:editing-duration>P1DT3H15M25S</meta:editing-duration>
    <meta:editing-cycles>38</meta:editing-cycles>
    <meta:generator>LibreOffice/4.2.8.2$Linux_X86_64 LibreOffice_project/420m0$Build-2</meta:generator>
    <meta:document-statistic meta:table-count="0" meta:image-count="2" meta:object-count="0" meta:page-count="10" meta:paragraph-count="89" meta:word-count="3311" meta:character-count="18702" meta:non-whitespace-character-count="15511"/>
  </office:meta>
</office:document-meta>
</file>